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15c" officeooo:paragraph-rsid="0013615c"/>
    </style:style>
    <style:style style:name="P2" style:family="paragraph" style:parent-style-name="Standard">
      <style:text-properties officeooo:rsid="0013615c" officeooo:paragraph-rsid="001e9846"/>
    </style:style>
    <style:style style:name="P3" style:family="paragraph" style:parent-style-name="Standard">
      <style:text-properties officeooo:rsid="0013615c" officeooo:paragraph-rsid="0047ffaf"/>
    </style:style>
    <style:style style:name="P4" style:family="paragraph" style:parent-style-name="Standard">
      <style:text-properties officeooo:rsid="001e9846" officeooo:paragraph-rsid="001e9846"/>
    </style:style>
    <style:style style:name="P5" style:family="paragraph" style:parent-style-name="Standard">
      <style:text-properties officeooo:rsid="002c2248" officeooo:paragraph-rsid="002c2248"/>
    </style:style>
    <style:style style:name="P6" style:family="paragraph" style:parent-style-name="Standard">
      <style:text-properties officeooo:paragraph-rsid="0055f261"/>
    </style:style>
    <style:style style:name="P7" style:family="paragraph" style:parent-style-name="Preformatted_20_Text">
      <style:paragraph-properties fo:text-align="start" style:justify-single-word="false"/>
      <style:text-properties officeooo:paragraph-rsid="00429170"/>
    </style:style>
    <style:style style:name="P8" style:family="paragraph" style:parent-style-name="Standard" style:list-style-name="L1">
      <style:text-properties officeooo:rsid="003d186d" officeooo:paragraph-rsid="003d186d"/>
    </style:style>
    <style:style style:name="P9" style:family="paragraph" style:parent-style-name="Standard">
      <style:text-properties officeooo:rsid="003d186d" officeooo:paragraph-rsid="003d186d"/>
    </style:style>
    <style:style style:name="P10" style:family="paragraph" style:parent-style-name="Standard" style:list-style-name="L1">
      <style:text-properties officeooo:rsid="0013615c" officeooo:paragraph-rsid="0021b9e3"/>
    </style:style>
    <style:style style:name="P11" style:family="paragraph" style:parent-style-name="Standard" style:list-style-name="L1">
      <style:text-properties officeooo:rsid="0013615c" officeooo:paragraph-rsid="0013615c"/>
    </style:style>
    <style:style style:name="P12" style:family="paragraph" style:parent-style-name="Standard" style:list-style-name="L3">
      <style:text-properties officeooo:rsid="0013615c" officeooo:paragraph-rsid="0013615c"/>
    </style:style>
    <style:style style:name="P13" style:family="paragraph" style:parent-style-name="Standard" style:list-style-name="L1">
      <style:text-properties officeooo:rsid="0020322f" officeooo:paragraph-rsid="0021b9e3"/>
    </style:style>
    <style:style style:name="P14" style:family="paragraph" style:parent-style-name="Standard" style:list-style-name="L2">
      <style:text-properties officeooo:rsid="001e9846" officeooo:paragraph-rsid="001e9846"/>
    </style:style>
    <style:style style:name="P15" style:family="paragraph" style:parent-style-name="Standard" style:list-style-name="L3">
      <style:text-properties officeooo:paragraph-rsid="00509777"/>
    </style:style>
    <style:style style:name="P16" style:family="paragraph" style:parent-style-name="Standard" style:list-style-name="L3">
      <style:text-properties officeooo:paragraph-rsid="0047ffaf"/>
    </style:style>
    <style:style style:name="P17" style:family="paragraph" style:parent-style-name="Standard" style:list-style-name="L3">
      <style:text-properties officeooo:paragraph-rsid="0055f261"/>
    </style:style>
    <style:style style:name="P18" style:family="paragraph" style:parent-style-name="Standard" style:list-style-name="L3">
      <style:text-properties officeooo:paragraph-rsid="005c0fee"/>
    </style:style>
    <style:style style:name="P19" style:family="paragraph" style:parent-style-name="Standard" style:list-style-name="L3">
      <style:text-properties officeooo:rsid="002c2248" officeooo:paragraph-rsid="002c2248"/>
    </style:style>
    <style:style style:name="P20" style:family="paragraph" style:parent-style-name="Standard" style:list-style-name="L3">
      <style:text-properties officeooo:rsid="00302f89" officeooo:paragraph-rsid="00302f89"/>
    </style:style>
    <style:style style:name="P21" style:family="paragraph" style:parent-style-name="Standard" style:list-style-name="L4">
      <style:text-properties officeooo:rsid="001529a2" officeooo:paragraph-rsid="001529a2"/>
    </style:style>
    <style:style style:name="P22" style:family="paragraph" style:parent-style-name="Preformatted_20_Text" style:list-style-name="L3"/>
    <style:style style:name="P23" style:family="paragraph" style:parent-style-name="Preformatted_20_Text" style:list-style-name="L3">
      <style:text-properties officeooo:paragraph-rsid="00429170"/>
    </style:style>
    <style:style style:name="P24" style:family="paragraph" style:parent-style-name="Preformatted_20_Text" style:list-style-name="L4">
      <style:text-properties officeooo:rsid="00167c2d" officeooo:paragraph-rsid="00167c2d"/>
    </style:style>
    <style:style style:name="P25" style:family="paragraph" style:parent-style-name="Preformatted_20_Text" style:list-style-name="L3">
      <style:text-properties officeooo:rsid="00167c2d" officeooo:paragraph-rsid="005c0fee"/>
    </style:style>
    <style:style style:name="T1" style:family="text">
      <style:text-properties officeooo:rsid="001e9846"/>
    </style:style>
    <style:style style:name="T2" style:family="text">
      <style:text-properties officeooo:rsid="0020322f"/>
    </style:style>
    <style:style style:name="T3" style:family="text">
      <style:text-properties officeooo:rsid="0021b9e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9846" style:font-weight-asian="bold" style:font-weight-complex="bold"/>
    </style:style>
    <style:style style:name="T6" style:family="text">
      <style:text-properties officeooo:rsid="002b06ee"/>
    </style:style>
    <style:style style:name="T7" style:family="text">
      <style:text-properties officeooo:rsid="002dfaa5"/>
    </style:style>
    <style:style style:name="T8" style:family="text">
      <style:text-properties officeooo:rsid="003f1006"/>
    </style:style>
    <style:style style:name="T9" style:family="text">
      <style:text-properties officeooo:rsid="0044ebac"/>
    </style:style>
    <style:style style:name="T10" style:family="text">
      <style:text-properties style:font-name="Liberation Serif" officeooo:rsid="0047ffaf"/>
    </style:style>
    <style:style style:name="T11" style:family="text">
      <style:text-properties style:font-name="Liberation Serif" officeooo:rsid="0049bb5d"/>
    </style:style>
    <style:style style:name="T12" style:family="text">
      <style:text-properties style:font-name="Liberation Serif" officeooo:rsid="00509777"/>
    </style:style>
    <style:style style:name="T13" style:family="text">
      <style:text-properties style:font-name="Liberation Serif" officeooo:rsid="0055f261"/>
    </style:style>
    <style:style style:name="T14" style:family="text">
      <style:text-properties style:font-name="Liberation Serif" officeooo:rsid="0058f225"/>
    </style:style>
    <style:style style:name="T15" style:family="text">
      <style:text-properties style:font-name="Liberation Serif" fo:font-weight="bold" officeooo:rsid="0047ffaf" style:font-weight-asian="bold" style:font-weight-complex="bold"/>
    </style:style>
    <style:style style:name="T16" style:family="text">
      <style:text-properties style:font-name="Liberation Serif" officeooo:rsid="005c0fee"/>
    </style:style>
    <style:style style:name="T17" style:family="text">
      <style:text-properties style:font-name="Liberation Serif" officeooo:rsid="001529a2"/>
    </style:style>
    <style:style style:name="T18" style:family="text">
      <style:text-properties style:font-name="Liberation Serif" officeooo:rsid="005dd72a"/>
    </style:style>
    <style:style style:name="T19" style:family="text">
      <style:text-properties style:font-name="Liberation Serif" officeooo:rsid="006660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his on a UR robot. Will probably be similar for other ROS robots that have velocity_controllers and position_controllers available.</text:h>
      <text:p text:style-name="P9"/>
      <text:list xml:id="list2659508004194479874" text:style-name="L1">
        <text:list-item>
          <text:p text:style-name="P8">sudo apt install ros-kinetic-ros-contro*</text:p>
          <text:p text:style-name="P10"/>
        </text:list-item>
        <text:list-item>
          <text:p text:style-name="P10">Clone universal_robot (kinetic-devel branch). </text:p>
          <text:list>
            <text:list-item>
              <text:p text:style-name="P10"><text:a xlink:type="simple" xlink:href="https://github.com/ros-industrial/universal_robot" text:style-name="Internet_20_link" text:visited-style-name="Visited_20_Internet_20_Link">https://github.com/ros-industrial/universal_robot</text:a></text:p>
            </text:list-item>
          </text:list>
          <text:p text:style-name="P11"/>
        </text:list-item>
        <text:list-item>
          <text:p text:style-name="P10">Clone ur_modern_driver (DOUBLE-CHECK: kinetic-devel branch). </text:p>
          <text:list>
            <text:list-item>
              <text:p text:style-name="P10"><text:a xlink:type="simple" xlink:href="https://github.com/ros-industrial/ur_modern_driver" text:style-name="Internet_20_link" text:visited-style-name="Visited_20_Internet_20_Link">https://github.com/ros-industrial/ur_modern_driver</text:a></text:p>
            </text:list-item>
          </text:list>
        </text:list-item>
      </text:list>
      <text:p text:style-name="P1"/>
      <text:list xml:id="list151436455098002" text:continue-numbering="true" text:style-name="L1">
        <text:list-item>
          <text:p text:style-name="P13">Clone NRG’s ros_controllers repo (<text:span text:style-name="T8">DOUBLE-CHECK: </text:span>kinetic-<text:span text:style-name="T8">compliance</text:span> branch).</text:p>
          <text:list>
            <text:list-item>
              <text:p text:style-name="P13"><text:a xlink:type="simple" xlink:href="https://github.com/UTNuclearRobotics/ros_controllers" text:style-name="Internet_20_link" text:visited-style-name="Visited_20_Internet_20_Link"><text:span text:style-name="T3">https://github.com/UTNuclearRobotics/ros_controllers</text:span></text:a></text:p>
            </text:list-item>
          </text:list>
          <text:p text:style-name="P11"/>
        </text:list-item>
        <text:list-item>
          <text:p text:style-name="P11">catkin build</text:p>
        </text:list-item>
      </text:list>
      <text:p text:style-name="P1"/>
      <text:p text:style-name="P2"><text:span text:style-name="T1">ur</text:span><text:span text:style-name="T5">XX</text:span><text:span text:style-name="T1"> below means ur5 for a UR5 robot, for example.</text:span></text:p>
      <text:p text:style-name="P2"/>
      <text:list xml:id="list2332963955797125568" text:style-name="L2">
        <text:list-item>
          <text:p text:style-name="P14">Edit the yaml file that d<text:span text:style-name="T2">efines the MoveIt trajectory follower. It is in /universal_robot/urXX_moveit_config/config/controllers.yaml. It should look like this:</text:span></text:p>
        </text:list-item>
      </text:list>
      <text:p text:style-name="P4"/>
      <text:p text:style-name="Preformatted_20_Text">controller_list:</text:p>
      <text:p text:style-name="Preformatted_20_Text"><text:s text:c="2"/>- name: "compliance_controller"</text:p>
      <text:p text:style-name="Preformatted_20_Text"><text:s text:c="4"/>action_ns: follow_joint_trajectory</text:p>
      <text:p text:style-name="Preformatted_20_Text"><text:s text:c="4"/>type: FollowJointTrajectory</text:p>
      <text:p text:style-name="Preformatted_20_Text"><text:s text:c="4"/>joints:</text:p>
      <text:p text:style-name="Preformatted_20_Text"><text:s text:c="6"/>- shoulder_pan_joint</text:p>
      <text:p text:style-name="Preformatted_20_Text"><text:s text:c="6"/>- shoulder_lift_joint</text:p>
      <text:p text:style-name="Preformatted_20_Text"><text:s text:c="6"/>- elbow_joint</text:p>
      <text:p text:style-name="Preformatted_20_Text"><text:s text:c="6"/>- wrist_1_joint</text:p>
      <text:p text:style-name="Preformatted_20_Text"><text:s text:c="6"/>- wrist_2_joint</text:p>
      <text:p text:style-name="Preformatted_20_Text"><text:s text:c="6"/>- wrist_3_joint</text:p>
      <text:p text:style-name="P4"/>
      <text:list xml:id="list6352229722203949182" text:style-name="L3">
        <text:list-item>
          <text:p text:style-name="P23">Edit the yaml file that defines the ros_controllers to be launched. It is in /ur_modern_driver/config/urXX_controllers.yaml. <text:span text:style-name="T6">Add this:</text:span></text:p>
        </text:list-item>
      </text:list>
      <text:p text:style-name="P7"/>
      <text:p text:style-name="Preformatted_20_Text">compliance_controller:</text:p>
      <text:p text:style-name="Preformatted_20_Text"><text:s text:c="3"/>type: velocity_controllers/ComplianceController</text:p>
      <text:p text:style-name="Preformatted_20_Text"><text:s text:c="3"/>joints:</text:p>
      <text:p text:style-name="Preformatted_20_Text"><text:s text:c="5"/>- shoulder_pan_joint</text:p>
      <text:p text:style-name="Preformatted_20_Text"><text:s text:c="5"/>- shoulder_lift_joint</text:p>
      <text:p text:style-name="Preformatted_20_Text"><text:s text:c="5"/>- elbow_joint</text:p>
      <text:p text:style-name="Preformatted_20_Text"><text:s text:c="5"/>- wrist_1_joint</text:p>
      <text:p text:style-name="Preformatted_20_Text"><text:s text:c="5"/>- wrist_2_joint</text:p>
      <text:p text:style-name="Preformatted_20_Text"><text:s text:c="5"/>- wrist_3_joint</text:p>
      <text:p text:style-name="Preformatted_20_Text"><text:s text:c="3"/>compliance_command_timeout: 1.5</text:p>
      <text:p text:style-name="Preformatted_20_Text"><text:s text:c="3"/>constraints:</text:p>
      <text:p text:style-name="Preformatted_20_Text"><text:s text:c="6"/>goal_time: 0.6</text:p>
      <text:p text:style-name="Preformatted_20_Text"><text:s text:c="6"/>stopped_velocity_tolerance: 0.05</text:p>
      <text:p text:style-name="Preformatted_20_Text"><text:soft-page-break/><text:s text:c="6"/>shoulder_pan_joint: {trajectory: 0.1, goal: 0.1}</text:p>
      <text:p text:style-name="Preformatted_20_Text"><text:s text:c="6"/>shoulder_lift_joint: {trajectory: 0.1, goal: 0.1}</text:p>
      <text:p text:style-name="Preformatted_20_Text"><text:s text:c="6"/>elbow_joint: {trajectory: 0.1, goal: 0.1}</text:p>
      <text:p text:style-name="Preformatted_20_Text"><text:s text:c="6"/>wrist_1_joint: {trajectory: 0.1, goal: 0.1}</text:p>
      <text:p text:style-name="Preformatted_20_Text"><text:s text:c="6"/>wrist_2_joint: {trajectory: 0.1, goal: 0.1}</text:p>
      <text:p text:style-name="Preformatted_20_Text"><text:s text:c="6"/>wrist_3_joint: {trajectory: 0.1, goal: 0.1}</text:p>
      <text:p text:style-name="Preformatted_20_Text"><text:s text:c="3"/>stop_trajectory_duration: 0.5</text:p>
      <text:p text:style-name="Preformatted_20_Text"><text:s text:c="3"/>state_publish_rate: <text:s/>125</text:p>
      <text:p text:style-name="Preformatted_20_Text"><text:s text:c="3"/>action_monitor_rate: 10</text:p>
      <text:p text:style-name="Preformatted_20_Text"><text:s text:c="3"/>gains:</text:p>
      <text:p text:style-name="Preformatted_20_Text"><text:s text:c="6"/>#!!These values have not been optimized!!</text:p>
      <text:p text:style-name="Preformatted_20_Text"><text:s text:c="6"/>shoulder_pan_joint: <text:s/>{p: 5.0, <text:s/>i: 0.05, d: 0.1, i_clamp: 1}</text:p>
      <text:p text:style-name="Preformatted_20_Text"><text:s text:c="6"/>shoulder_lift_joint: {p: 5.0, <text:s/>i: 0.05, d: 0.1, i_clamp: 1}</text:p>
      <text:p text:style-name="Preformatted_20_Text"><text:s text:c="6"/>elbow_joint: <text:s text:c="8"/>{p: 5.0, <text:s/>i: 0.05, d: 0.1, i_clamp: 1}</text:p>
      <text:p text:style-name="Preformatted_20_Text"><text:s text:c="6"/>wrist_1_joint: <text:s text:c="6"/>{p: 5.0, <text:s/>i: 0.05, d: 0.1, i_clamp: 1}</text:p>
      <text:p text:style-name="Preformatted_20_Text"><text:s text:c="6"/>wrist_2_joint: <text:s text:c="6"/>{p: 5.0, <text:s/>i: 0.05, d: 0.1, i_clamp: 1}</text:p>
      <text:p text:style-name="Preformatted_20_Text"><text:s text:c="6"/>wrist_3_joint: <text:s text:c="6"/>{p: 5.0, <text:s/>i: 0.05, d: 0.1, i_clamp: 1}</text:p>
      <text:p text:style-name="Preformatted_20_Text"/>
      <text:p text:style-name="Preformatted_20_Text"><text:s text:c="3"/># Use a feedforward term to reduce the size of PID gains</text:p>
      <text:p text:style-name="Preformatted_20_Text"><text:s text:c="3"/>velocity_ff:</text:p>
      <text:p text:style-name="Preformatted_20_Text"><text:s text:c="4"/>shoulder_pan_joint: 1.0</text:p>
      <text:p text:style-name="Preformatted_20_Text"><text:s text:c="4"/>shoulder_lift_joint: 1.0</text:p>
      <text:p text:style-name="Preformatted_20_Text"><text:s text:c="4"/>elbow_joint: 1.0</text:p>
      <text:p text:style-name="Preformatted_20_Text"><text:s text:c="4"/>wrist_1_joint: 1.0</text:p>
      <text:p text:style-name="Preformatted_20_Text"><text:s text:c="4"/>wrist_2_joint: 1.0</text:p>
      <text:p text:style-name="Preformatted_20_Text"><text:s text:c="4"/>wrist_3_joint: 1.0</text:p>
      <text:p text:style-name="P4"/>
      <text:list xml:id="list151436672991477" text:continue-numbering="true" text:style-name="L3">
        <text:list-item>
          <text:p text:style-name="P19">Edit the ros_control launch file. <text:span text:style-name="T7">It is in /ur_modern_driver/launch/urXX_ros_control.launch. Change these lines:</text:span></text:p>
          <text:list>
            <text:list-item>
              <text:p text:style-name="P20"><text:s text:c="4"/>&lt;arg name="controllers" default="joint_state_controller force_torque_sensor_controller <text:span text:style-name="T4">compliance_controller</text:span>"/&gt;</text:p>
            </text:list-item>
            <text:list-item>
              <text:p text:style-name="P20"><text:s text:c="2"/>&lt;arg name="stopped_controllers" default="pos_based_pos_traj_controller joint_group_vel_controller <text:span text:style-name="T4">vel_based_pos_traj_controller</text:span>"/&gt;</text:p>
            </text:list-item>
          </text:list>
        </text:list-item>
      </text:list>
      <text:p text:style-name="P5"/>
      <text:p text:style-name="P1"/>
      <text:list xml:id="list151436957927736" text:continue-numbering="true" text:style-name="L3">
        <text:list-item>
          <text:p text:style-name="P12">Check that you can move the robot with ros_control. Launch these files then test a move in Rviz:</text:p>
        </text:list-item>
      </text:list>
      <text:list xml:id="list4954694401007649182" text:style-name="L4">
        <text:list-item>
          <text:p text:style-name="P21">roslaunch ur_modern_driver urXX_ros_control.launch robot_ip:=192.168.1.102</text:p>
        </text:list-item>
        <text:list-item>
          <text:p text:style-name="P24"><text:span text:style-name="Source_20_Text">roslaunch urXX_moveit_config ur</text:span><text:span text:style-name="Source_20_Text"><text:span text:style-name="T9">XX</text:span></text:span><text:span text:style-name="Source_20_Text">_moveit_planning_execution.launch</text:span></text:p>
        </text:list-item>
        <text:list-item>
          <text:p text:style-name="P24"><text:span text:style-name="Source_20_Text">roslaunch urXX_moveit_config moveit_rviz.launch config:=true</text:span></text:p>
        </text:list-item>
      </text:list>
      <text:p text:style-name="P3"/>
      <text:p text:style-name="P3"/>
      <text:list xml:id="list151436686313902" text:continue-list="list151436957927736" text:style-name="L3">
        <text:list-item>
          <text:p text:style-name="P15"><text:span text:style-name="Source_20_Text"><text:span text:style-name="T12">Move the robot to a non-singular configuration (singularity handling </text:span></text:span><text:span text:style-name="Source_20_Text"><text:span text:style-name="T18">in compliance</text:span></text:span><text:span text:style-name="Source_20_Text"><text:span text:style-name="T12"> is not enabled yet, </text:span></text:span><text:span text:style-name="Source_20_Text"><text:span text:style-name="T18">but the delta-velocity commands are capped, at least</text:span></text:span><text:span text:style-name="Source_20_Text"><text:span text:style-name="T12">)</text:span></text:span></text:p>
          <text:p text:style-name="P16"><text:span text:style-name="Source_20_Text"><text:span text:style-name="T10"/></text:span></text:p>
        </text:list-item>
        <text:list-item>
          <text:p text:style-name="P16"><text:span text:style-name="Source_20_Text"><text:span text:style-name="T10">Set up a node which converts the UR force/torque topic to </text:span></text:span><text:span text:style-name="Source_20_Text"><text:span text:style-name="T11">delta-</text:span></text:span><text:span text:style-name="Source_20_Text"><text:span text:style-name="T10">velocity commands </text:span></text:span><text:span text:style-name="Source_20_Text"><text:span text:style-name="T11">and publishes them</text:span></text:span><text:span text:style-name="Source_20_Text"><text:span text:style-name="T10">:</text:span></text:span></text:p>
          <text:list>
            <text:list-item>
              <text:p text:style-name="P16"><text:span text:style-name="Source_20_Text"><text:span text:style-name="T15">roslaunch wrench_to_twist_pub ur_compliance.launch</text:span></text:span></text:p>
            </text:list-item>
            <text:list-item>
              <text:p text:style-name="P15"><text:span text:style-name="Source_20_Text"><text:span text:style-name="T12">You should see the robot start to move/twitch slightly.</text:span></text:span></text:p>
            </text:list-item>
            <text:list-item>
              <text:p text:style-name="P15"><text:span text:style-name="Source_20_Text"><text:span text:style-name="T12">Push on the end-effector and the robot should move with you.</text:span></text:span></text:p>
            </text:list-item>
            <text:list-item>
              <text:p text:style-name="P17"><text:span text:style-name="Source_20_Text"><text:span text:style-name="T13">You can also execute a trajectory, </text:span></text:span><text:span text:style-name="Source_20_Text"><text:span text:style-name="T14">just like normal.</text:span></text:span></text:p>
            </text:list-item>
          </text:list>
        </text:list-item>
      </text:list>
      <text:p text:style-name="P6"><text:span text:style-name="Source_20_Text"><text:span text:style-name="T14"/></text:span></text:p>
      <text:list xml:id="list151436293962879" text:continue-numbering="true" text:style-name="L3">
        <text:list-item>
          <text:p text:style-name="P18"><text:span text:style-name="Source_20_Text"><text:span text:style-name="T19">Summary:</text:span></text:span><text:span text:style-name="Source_20_Text"><text:span text:style-name="T16"> the 4 </text:span></text:span><text:span text:style-name="Source_20_Text"><text:span text:style-name="T19">launch commands are</text:span></text:span></text:p>
          <text:list>
            <text:list-item>
              <text:p text:style-name="P18"><text:soft-page-break/><text:span text:style-name="Source_20_Text"><text:span text:style-name="T17">roslaunch ur_modern_driver urXX_ros_control.launch robot_ip:=192.168.1.102</text:span></text:span></text:p>
            </text:list-item>
            <text:list-item>
              <text:p text:style-name="P25"><text:span text:style-name="Source_20_Text">roslaunch urXX_moveit_config urXX_moveit_planning_execution.launch</text:span></text:p>
            </text:list-item>
            <text:list-item>
              <text:p text:style-name="P25"><text:span text:style-name="Source_20_Text">roslaunch urXX_moveit_config moveit_rviz.launch config:=true</text:span></text:p>
            </text:list-item>
            <text:list-item>
              <text:p text:style-name="P22"><text:span text:style-name="Source_20_Text">roslaunch wrench_to_twist_pub ur_compliance.launc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1:46.582261866</meta:creation-date>
    <dc:date>2019-01-22T15:14:26.669182454</dc:date>
    <meta:editing-duration>PT3H41M1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433" meta:character-count="3947" meta:non-whitespace-character-count="3359"/>
  </office:meta>
</office:document-meta>
</file>